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27cm" fo:min-width="8.31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132cm" fo:min-width="2.882cm" fo:padding-top="0.23cm" fo:padding-bottom="0.23cm" fo:padding-left="0.355cm" fo:padding-right="0.355cm"/>
    </style:style>
    <style:style style:name="gr3" style:family="graphic" style:parent-style-name="objectwithoutfill">
      <style:graphic-properties draw:stroke="solid" svg:stroke-width="0.212cm" svg:stroke-color="#000000" draw:marker-start-width="0.517cm" draw:marker-end="" draw:marker-end-width="0.958cm" svg:stroke-linecap="round" draw:fill="none" draw:textarea-vertical-align="middle" fo:padding-top="0.23cm" fo:padding-bottom="0.23cm" fo:padding-left="0.355cm" fo:padding-right="0.355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="Arrowheads_20_2" draw:marker-start-width="0.4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4.673cm" fo:min-width="22.67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433cm" fo:min-width="7.99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4.433cm" fo:min-width="7.99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3.548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3.56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3.548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3.481cm" fo:min-width="21.01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893cm" fo:min-width="15.93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3.548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bottom" draw:auto-grow-height="false" fo:min-height="3.48cm" fo:min-width="7.04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04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75cm" fo:min-width="5.135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6.02cm" fo:min-width="5.135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23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9.195cm" fo:min-width="7.358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7.358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1.575cm" fo:min-width="7.358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4.75cm" fo:min-width="6.405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6.405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0.94cm" fo:min-width="6.405cm" fo:padding-top="0.165cm" fo:padding-bottom="0.165cm" fo:padding-left="0.29cm" fo:padding-right="0.29cm"/>
      <style:paragraph-properties style:writing-mode="lr-tb"/>
    </style:style>
    <style:style style:name="gr33" style:family="graphic" style:parent-style-name="objectwithoutfill">
      <style:graphic-properties draw:stroke="dash" draw:stroke-dash="Dash" svg:stroke-width="0.081cm" svg:stroke-color="#000000" draw:marker-start="Arrowheads_20_5" draw:marker-start-width="0.432cm" draw:marker-end="Arrowheads_20_4" draw:marker-end-width="0.421cm" svg:stroke-linecap="butt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9" style:family="paragraph">
      <loext:graphic-properties draw:fill="none"/>
      <style:paragraph-properties fo:text-align="center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89cm" svg:height="2.857cm" svg:x="2.27cm" svg:y="2.27cm">
          <text:p text:style-name="P1">10.1.1.11/24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.89cm" svg:height="2.857cm" svg:x="2.27cm" svg:y="15.922cm">
          <text:p text:style-name="P1">10.1.1.22/24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" draw:text-style-name="P2" draw:layer="layout" svg:width="5.08cm" svg:height="5.08cm" svg:x="4.175cm" svg:y="7.9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3" draw:layer="layout" svg:x1="6.715cm" svg:y1="11.16cm" svg:x2="6.715cm" svg:y2="12.589cm">
            <text:p/>
          </draw:line>
          <draw:line draw:style-name="gr3" draw:text-style-name="P3" draw:layer="layout" svg:x1="6.715cm" svg:y1="9.89cm" svg:x2="6.715cm" svg:y2="8.461cm">
            <text:p/>
          </draw:line>
          <draw:line draw:style-name="gr3" draw:text-style-name="P3" draw:layer="layout" svg:x1="8.779cm" svg:y1="10.525cm" svg:x2="7.35cm" svg:y2="10.525cm">
            <text:p/>
          </draw:line>
          <draw:line draw:style-name="gr3" draw:text-style-name="P3" draw:layer="layout" svg:x1="4.651cm" svg:y1="10.525cm" svg:x2="6.08cm" svg:y2="10.525cm">
            <text:p/>
          </draw:line>
          <draw:line draw:style-name="gr3" draw:text-style-name="P3" draw:layer="layout" svg:x1="6.715cm" svg:y1="9.891cm" svg:x2="7.35cm" svg:y2="9.255cm">
            <text:p/>
          </draw:line>
          <draw:line draw:style-name="gr3" draw:text-style-name="P3" draw:layer="layout" svg:x1="6.715cm" svg:y1="9.891cm" svg:x2="6.08cm" svg:y2="9.255cm">
            <text:p/>
          </draw:line>
          <draw:line draw:style-name="gr3" draw:text-style-name="P3" draw:layer="layout" svg:x1="7.35cm" svg:y1="10.525cm" svg:x2="7.985cm" svg:y2="9.89cm">
            <text:p/>
          </draw:line>
          <draw:line draw:style-name="gr3" draw:text-style-name="P3" draw:layer="layout" svg:x1="7.35cm" svg:y1="10.525cm" svg:x2="7.985cm" svg:y2="11.16cm">
            <text:p/>
          </draw:line>
          <draw:line draw:style-name="gr3" draw:text-style-name="P3" draw:layer="layout" svg:x1="6.715cm" svg:y1="11.16cm" svg:x2="7.35cm" svg:y2="11.795cm">
            <text:p/>
          </draw:line>
          <draw:line draw:style-name="gr3" draw:text-style-name="P3" draw:layer="layout" svg:x1="6.715cm" svg:y1="11.16cm" svg:x2="6.08cm" svg:y2="11.795cm">
            <text:p/>
          </draw:line>
          <draw:line draw:style-name="gr3" draw:text-style-name="P3" draw:layer="layout" svg:x1="6.08cm" svg:y1="10.525cm" svg:x2="5.445cm" svg:y2="11.16cm">
            <text:p/>
          </draw:line>
          <draw:line draw:style-name="gr3" draw:text-style-name="P3" draw:layer="layout" svg:x1="6.081cm" svg:y1="10.525cm" svg:x2="5.445cm" svg:y2="9.89cm">
            <text:p/>
          </draw:line>
        </draw:g>
        <draw:connector draw:style-name="gr4" draw:text-style-name="P3" draw:layer="layout" draw:type="line" svg:x1="6.715cm" svg:y1="7.985cm" svg:x2="6.715cm" svg:y2="5.127cm" draw:start-shape="id1" draw:start-glue-point="0" draw:end-shape="id2" draw:end-glue-point="2" svg:d="M6715 7985v-2858" svg:viewBox="0 0 1 2859">
          <text:p/>
        </draw:connector>
        <draw:connector draw:style-name="gr4" draw:text-style-name="P3" draw:layer="layout" draw:type="line" svg:x1="6.715cm" svg:y1="13.065cm" svg:x2="6.715cm" svg:y2="15.922cm" draw:start-shape="id1" draw:start-glue-point="2" draw:end-shape="id3" draw:end-glue-point="0" svg:d="M6715 13065v2857" svg:viewBox="0 0 1 2858">
          <text:p/>
        </draw:connector>
      </draw:page>
      <draw:page draw:name="page2" draw:style-name="dp1" draw:master-page-name="Default">
        <draw:custom-shape draw:style-name="gr5" draw:text-style-name="P2" draw:layer="layout" svg:width="23.178cm" svg:height="14.923cm" svg:x="3.222cm" svg:y="3.222cm">
          <text:p text:style-name="P1"><text:span text:style-name="T1">Ubuntu 2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572cm" svg:height="4.763cm" svg:x="4.175cm" svg:y="12.747cm">
          <text:p text:style-name="P1">Container 1 (Ubuntu 22)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572cm" svg:height="4.763cm" svg:x="16.875cm" svg:y="12.747cm">
          <text:p text:style-name="P4"><text:span text:style-name="T1">Container 2</text:span></text:p>
          <text:p text:style-name="P4"><text:span text:style-name="T1">(Ubuntu 22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128cm" svg:height="1.905cm" svg:x="6.397cm" svg:y="12.747cm">
          <text:p text:style-name="P6"><text:span text:style-name="T2">veth1c</text:span><text:span text:style-name="T2"><text:line-break/></text:span><text:span text:style-name="T2">(10.1.1.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.14cm" svg:height="1.905cm" svg:x="19.402cm" svg:y="12.747cm">
          <text:p text:style-name="P8">veth2c<text:line-break/>(10.1.1.22)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128cm" svg:height="1.27cm" svg:x="6.397cm" svg:y="11.477cm">
          <text:p text:style-name="P6"><text:span text:style-name="T2">v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128cm" svg:height="1.27cm" svg:x="19.415cm" svg:y="11.477cm">
          <text:p text:style-name="P6"><text:span text:style-name="T2">v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1.59cm" svg:height="3.811cm" svg:x="4.175cm" svg:y="4.809cm">
          <text:p text:style-name="P4"><text:span text:style-name="T1">Linux 5.15 kernel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6.51cm" svg:height="2.223cm" svg:x="6.715cm" svg:y="6.397cm">
          <text:p text:style-name="P4"><text:span text:style-name="T1">vRouter Forwar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635cm" svg:height="2.857cm" svg:x="7.985cm" svg:y="8.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7" draw:layer="layout" svg:width="0.635cm" svg:height="2.857cm" svg:x="21.002cm" svg:y="8.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4" draw:text-style-name="P5" draw:layer="layout" svg:width="7.62cm" svg:height="3.81cm" svg:x="1.317cm" svg:y="2.905cm">
          <text:p text:style-name="P4"><text:span text:style-name="T1">VRF Tab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" draw:id="id4" draw:layer="layout" svg:width="7.62cm" svg:height="1.27cm" svg:x="1.317cm" svg:y="2.905cm">
          <text:p text:style-name="P4"><text:span text:style-name="T1">VRF </text:span><text:span text:style-name="T1">Table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5" draw:id="id5" draw:layer="layout" svg:width="5.715cm" svg:height="5.08cm" svg:x="22.59cm" svg:y="2.587cm">
          <text:p text:style-name="P10"><text:span text:style-name="T2">VRF 0</text:span><text:span text:style-name="T2"><text:line-break/></text:span><text:span text:style-name="T2">Inet routes</text:span><text:span text:style-name="T2"><text:line-break/></text:span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6" draw:id="id6" draw:layer="layout" svg:width="5.715cm" svg:height="6.35cm" svg:x="13.382cm" svg:y="2.587cm">
          <text:p text:style-name="P10"><text:span text:style-name="T2">VRF 0</text:span><text:span text:style-name="T2"><text:line-break/></text:span><text:span text:style-name="T2">Bridge routes</text:span><text:span text:style-name="T2"><text:line-break/></text:span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3" draw:id="id13" draw:layer="layout" svg:width="5.715cm" svg:height="1.27cm" svg:x="22.59cm" svg:y="5.127cm">
          <text:p text:style-name="P4"><text:span text:style-name="T1">10.1.1.11/32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5" draw:id="id15" draw:layer="layout" svg:width="5.715cm" svg:height="1.27cm" svg:x="22.59cm" svg:y="6.397cm">
          <text:p text:style-name="P4"><text:span text:style-name="T1">10.1.1.22/3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7" draw:id="id7" draw:layer="layout" svg:width="5.715cm" svg:height="1.27cm" svg:x="13.382cm" svg:y="5.127cm">
          <text:p text:style-name="P4"><text:span text:style-name="T1">v</text:span><text:span text:style-name="T1">e</text:span><text:span text:style-name="T1">t</text:span><text:span text:style-name="T1">h</text:span><text:span text:style-name="T1">1</text:span><text:span text:style-name="T1">c</text:span><text:span text:style-name="T1"> </text:span><text:span text:style-name="T1">M</text:span><text:span text:style-name="T1">A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9" draw:id="id9" draw:layer="layout" svg:width="5.715cm" svg:height="1.27cm" svg:x="13.382cm" svg:y="6.397cm">
          <text:p text:style-name="P4"><text:span text:style-name="T1">v</text:span><text:span text:style-name="T1">e</text:span><text:span text:style-name="T1">t</text:span><text:span text:style-name="T1">h</text:span><text:span text:style-name="T1">2</text:span><text:span text:style-name="T1">c</text:span><text:span text:style-name="T1"> </text:span><text:span text:style-name="T1">M</text:span><text:span text:style-name="T1">A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xml:id="id11" draw:id="id11" draw:layer="layout" svg:width="5.715cm" svg:height="1.27cm" svg:x="13.382cm" svg:y="7.667cm">
          <text:p text:style-name="P10"><text:span text:style-name="T2">Broadcast MAC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5.127cm" svg:y1="2.905cm" svg:x2="25.447cm" svg:y2="2.587cm" draw:start-shape="id4" draw:start-glue-point="0" draw:end-shape="id5" draw:end-glue-point="0" svg:d="M5127 2905v-859h20320v541" svg:viewBox="0 0 20321 860">
          <text:p/>
        </draw:connector>
        <draw:connector draw:style-name="gr23" draw:text-style-name="P3" draw:layer="layout" svg:x1="5.127cm" svg:y1="2.905cm" svg:x2="16.239cm" svg:y2="2.587cm" draw:start-shape="id4" draw:start-glue-point="0" draw:end-shape="id6" draw:end-glue-point="0" svg:d="M5127 2905v-859h11112v541" svg:viewBox="0 0 11113 860">
          <text:p/>
        </draw:connector>
        <draw:custom-shape draw:style-name="gr24" draw:text-style-name="P5" draw:layer="layout" svg:width="7.938cm" svg:height="9.525cm" svg:x="10.842cm" svg:y="9.89cm">
          <text:p text:style-name="P4"><text:span text:style-name="T1">Nexthop tab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8" draw:id="id8" draw:layer="layout" svg:width="7.938cm" svg:height="1.27cm" svg:x="10.842cm" svg:y="12.43cm">
          <text:p text:style-name="P12"><text:span text:style-name="T2">v</text:span><text:span text:style-name="T2">et</text:span><text:span text:style-name="T2">h</text:span><text:span text:style-name="T2">1</text:span><text:span text:style-name="T2">c </text:span><text:span text:style-name="T2">Br</text:span><text:span text:style-name="T2">id</text:span><text:span text:style-name="T2">g</text:span><text:span text:style-name="T2">e </text:span><text:span text:style-name="T2">N</text:span><text:span text:style-name="T2">H </text:span><text:span text:style-name="T2">#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xml:id="id14" draw:id="id14" draw:layer="layout" svg:width="7.938cm" svg:height="1.27cm" svg:x="10.842cm" svg:y="13.7cm">
          <text:p text:style-name="P12"><text:span text:style-name="T2">veth1c Inet NH #11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10" draw:id="id10" draw:layer="layout" svg:width="7.938cm" svg:height="1.27cm" svg:x="10.842cm" svg:y="14.97cm">
          <text:p text:style-name="P12"><text:span text:style-name="T2">veth2c Bridge NH #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6" draw:id="id16" draw:layer="layout" svg:width="7.938cm" svg:height="1.27cm" svg:x="10.842cm" svg:y="16.24cm">
          <text:p text:style-name="P12"><text:span text:style-name="T2">veth2c Inet NH #22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2" draw:id="id12" draw:layer="layout" svg:width="7.938cm" svg:height="1.905cm" svg:x="10.842cm" svg:y="17.51cm">
          <text:p text:style-name="P12"><text:span text:style-name="T2">Broadcast Bridge NH #100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line-skew="-1.046cm" svg:x1="13.382cm" svg:y1="5.762cm" svg:x2="10.842cm" svg:y2="13.065cm" draw:start-shape="id7" draw:start-glue-point="3" draw:end-shape="id8" draw:end-glue-point="3" svg:d="M13382 5762h-4127v7303h1587" svg:viewBox="0 0 4128 7304">
          <text:p/>
        </draw:connector>
        <draw:connector draw:style-name="gr23" draw:text-style-name="P3" draw:layer="layout" draw:line-skew="-1.046cm" svg:x1="13.382cm" svg:y1="7.032cm" svg:x2="10.842cm" svg:y2="15.605cm" draw:start-shape="id9" draw:start-glue-point="3" draw:end-shape="id10" draw:end-glue-point="3" svg:d="M13382 7032h-4127v8573h1587" svg:viewBox="0 0 4128 8574">
          <text:p/>
        </draw:connector>
        <draw:connector draw:style-name="gr23" draw:text-style-name="P3" draw:layer="layout" draw:line-skew="-1.046cm" svg:x1="13.382cm" svg:y1="8.302cm" svg:x2="10.842cm" svg:y2="18.462cm" draw:start-shape="id11" draw:start-glue-point="3" draw:end-shape="id12" draw:end-glue-point="3" svg:d="M13382 8302h-4127v10160h1587" svg:viewBox="0 0 4128 10161">
          <text:p/>
        </draw:connector>
        <draw:connector draw:style-name="gr23" draw:text-style-name="P3" draw:layer="layout" svg:x1="22.59cm" svg:y1="5.762cm" svg:x2="18.78cm" svg:y2="14.335cm" draw:start-shape="id13" draw:start-glue-point="3" draw:end-shape="id14" draw:end-glue-point="1" svg:d="M22590 5762h-1905v8573h-1905" svg:viewBox="0 0 3811 8574">
          <text:p/>
        </draw:connector>
        <draw:connector draw:style-name="gr23" draw:text-style-name="P3" draw:layer="layout" svg:x1="22.59cm" svg:y1="7.032cm" svg:x2="18.78cm" svg:y2="16.875cm" draw:start-shape="id15" draw:start-glue-point="3" draw:end-shape="id16" draw:end-glue-point="1" svg:d="M22590 7032h-1905v9843h-1905" svg:viewBox="0 0 3811 9844">
          <text:p/>
        </draw:connector>
        <draw:custom-shape draw:style-name="gr30" draw:text-style-name="P5" draw:layer="layout" svg:width="6.985cm" svg:height="5.08cm" svg:x="21.637cm" svg:y="8.302cm">
          <text:p text:style-name="P4"><text:span text:style-name="T1">Interface table</text:span></text:p>
          <draw:enhanced-geometry svg:viewBox="0 0 21600 21600" draw:type="rectangle" draw:enhanced-path="M 0 0 L 21600 0 21600 21600 0 21600 0 0 Z N"/>
        </draw:custom-shape>
        <draw:custom-shape draw:style-name="gr31" draw:text-style-name="P5" xml:id="id17" draw:id="id17" draw:layer="layout" svg:width="6.985cm" svg:height="1.27cm" svg:x="21.637cm" svg:y="10.207cm">
          <text:p text:style-name="P4"><text:span text:style-name="T1">veth1c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xml:id="id18" draw:id="id18" draw:layer="layout" svg:width="6.985cm" svg:height="1.27cm" svg:x="21.637cm" svg:y="11.477cm">
          <text:p text:style-name="P4"><text:span text:style-name="T1">veth2c</text:span>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18.78cm" svg:y1="13.065cm" svg:x2="21.637cm" svg:y2="10.842cm" draw:start-shape="id8" draw:start-glue-point="1" draw:end-shape="id17" draw:end-glue-point="3" svg:d="M18780 13065h1428v-2223h1429" svg:viewBox="0 0 2858 2224">
          <text:p/>
        </draw:connector>
        <draw:connector draw:style-name="gr33" draw:text-style-name="P3" draw:layer="layout" draw:line-skew="0.159cm" svg:x1="21.637cm" svg:y1="12.112cm" svg:x2="18.78cm" svg:y2="15.605cm" draw:start-shape="id18" draw:start-glue-point="3" draw:end-shape="id10" draw:end-glue-point="1" svg:d="M21637 12112h-1270v3493h-1587" svg:viewBox="0 0 2858 349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6T23:44:42.514046182</meta:creation-date>
    <dc:date>2025-03-07T01:13:09.964929314</dc:date>
    <meta:editing-duration>PT1H28M4S</meta:editing-duration>
    <meta:editing-cycles>51</meta:editing-cycles>
    <meta:generator>LibreOffice/7.3.7.2$Linux_X86_64 LibreOffice_project/30$Build-2</meta:generator>
    <meta:document-statistic meta:object-count="56"/>
  </office:meta>
</office:document-meta>
</file>